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3.35pt"/>
    </style:style>
    <style:style style:name="co6" style:family="table-column">
      <style:table-column-properties fo:break-before="auto" style:column-width="51.7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124">
      <style:table-cell-properties fo:background-color="#c4d79b"/>
    </style:style>
    <style:style style:name="ce8" style:family="table-cell" style:parent-style-name="Default" style:data-style-name="N124"/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7"/>
        <table:table-column table:style-name="co4" table:number-columns-repeated="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3" table:default-cell-style-name="ce8"/>
        <table:table-column table:style-name="co6" table:default-cell-style-name="ce8"/>
        <table:table-column table:style-name="co1" table:number-columns-repeated="1002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lfemployed</text:p>
          </table:table-cell>
          <table:table-cell office:value-type="string" calcext:value-type="string">
            <text:p>haskids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pkv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vbeit</text:p>
          </table:table-cell>
          <table:table-cell table:number-columns-repeated="4"/>
          <table:table-cell office:value-type="string" calcext:value-type="string">
            <text:p>bemes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avbeit</text:p>
          </table:table-cell>
          <table:table-cell table:number-columns-repeated="1002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2]+[.T2]+[.U2]+[.V2]" office:value-type="float" office:value="0" calcext:value-type="float">
            <text:p>0.00000</text:p>
          </table:table-cell>
          <table:table-cell table:number-columns-repeated="4"/>
          <table:table-cell table:formula="of:=0.7547*450+(((850/(850-450))-(450/(850-450)*0.7547))*([.D2]-450))" office:value-type="float" office:value="148.220625" calcext:value-type="float">
            <text:p>148.22063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3]+[.T3]+[.U3]+[.V3]" office:value-type="float" office:value="96.15375" calcext:value-type="float">
            <text:p>96.15375</text:p>
          </table:table-cell>
          <table:table-cell table:number-columns-repeated="4"/>
          <table:table-cell table:formula="of:=0.7547*450+(((850/(850-450))-(450/(850-450)*0.7547))*([.D3]-450))" office:value-type="float" office:value="531.009375" calcext:value-type="float">
            <text:p>531.00938</text:p>
          </table:table-cell>
          <table:table-cell table:formula="of:=0.093 * 2 *[.$R3] - (0.093 *[.$D3])" office:value-type="float" office:value="42.96774375" calcext:value-type="float">
            <text:p>42.96774</text:p>
          </table:table-cell>
          <table:table-cell table:formula="of:=0.01275*2*[.$R3]-(0.01275*[.$D3])+(0.0025*([.H3]=0)*([.F3]&gt;=23)*[.R3])" office:value-type="float" office:value="7.2182625" calcext:value-type="float">
            <text:p>7.21826</text:p>
          </table:table-cell>
          <table:table-cell table:formula="of:=(0.083 + 0.073) *[.$R3] - (0.073 *[.$D3])" office:value-type="float" office:value="39.0374625" calcext:value-type="float">
            <text:p>39.03746</text:p>
          </table:table-cell>
          <table:table-cell table:formula="of:=0.015 * 2 *[.$R3] - (0.015 *[.$D3])" office:value-type="float" office:value="6.93028125" calcext:value-type="float">
            <text:p>6.93028</text:p>
          </table:table-cell>
          <table:table-cell table:number-columns-repeated="1002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4]+[.T4]+[.U4]+[.V4]" office:value-type="float" office:value="185.625" calcext:value-type="float">
            <text:p>185.62500</text:p>
          </table:table-cell>
          <table:table-cell table:number-columns-repeated="4"/>
          <table:table-cell table:formula="of:=0.7547*450+(((850/(850-450))-(450/(850-450)*0.7547))*([.D4]-450))" office:value-type="float" office:value="913.798125" calcext:value-type="float">
            <text:p>913.79813</text:p>
          </table:table-cell>
          <table:table-cell table:formula="of:=0.093 *[.$D4]" office:value-type="float" office:value="83.7" calcext:value-type="float">
            <text:p>83.70000</text:p>
          </table:table-cell>
          <table:table-cell table:formula="of:=(0.01275 + (0.0025*([.H4]=0)*([.F4]&gt;=23))) *[.D4]" office:value-type="float" office:value="13.725" calcext:value-type="float">
            <text:p>13.72500</text:p>
          </table:table-cell>
          <table:table-cell table:formula="of:=0.083 *[.$D4]" office:value-type="float" office:value="74.7" calcext:value-type="float">
            <text:p>74.70000</text:p>
          </table:table-cell>
          <table:table-cell table:formula="of:=0.015 *[.$D4]" office:value-type="float" office:value="13.5" calcext:value-type="float">
            <text:p>13.50000</text:p>
          </table:table-cell>
          <table:table-cell table:number-columns-repeated="1002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5]+[.T5]+[.U5]+[.V5]" office:value-type="float" office:value="244.5" calcext:value-type="float">
            <text:p>244.50000</text:p>
          </table:table-cell>
          <table:table-cell table:number-columns-repeated="4"/>
          <table:table-cell table:formula="of:=0.7547*450+(((850/(850-450))-(450/(850-450)*0.7547))*([.D5]-450))" office:value-type="float" office:value="1296.586875" calcext:value-type="float">
            <text:p>1296.58688</text:p>
          </table:table-cell>
          <table:table-cell table:formula="of:=0.093 *[.$D5]" office:value-type="float" office:value="111.6" calcext:value-type="float">
            <text:p>111.60000</text:p>
          </table:table-cell>
          <table:table-cell table:formula="of:=(0.01275 + (0.0025*([.H5]=0)*([.F5]&gt;=23))) *[.D5]" office:value-type="float" office:value="15.3" calcext:value-type="float">
            <text:p>15.30000</text:p>
          </table:table-cell>
          <table:table-cell table:formula="of:=0.083 *[.$D5]" office:value-type="float" office:value="99.6" calcext:value-type="float">
            <text:p>99.60000</text:p>
          </table:table-cell>
          <table:table-cell table:formula="of:=0.015 *[.$D5]" office:value-type="float" office:value="18" calcext:value-type="float">
            <text:p>18.00000</text:p>
          </table:table-cell>
          <table:table-cell table:number-columns-repeated="1002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6]+[.T6]+[.U6]+[.V6]" office:value-type="float" office:value="305.625" calcext:value-type="float">
            <text:p>305.62500</text:p>
          </table:table-cell>
          <table:table-cell table:number-columns-repeated="4"/>
          <table:table-cell table:formula="of:=0.7547*450+(((850/(850-450))-(450/(850-450)*0.7547))*([.D6]-450))" office:value-type="float" office:value="1679.375625" calcext:value-type="float">
            <text:p>1679.37563</text:p>
          </table:table-cell>
          <table:table-cell table:formula="of:=0.093 *[.$D6]" office:value-type="float" office:value="139.5" calcext:value-type="float">
            <text:p>139.50000</text:p>
          </table:table-cell>
          <table:table-cell table:formula="of:=(0.01275 + (0.0025*([.H6]=0)*([.F6]&gt;=23))) *[.D6]" office:value-type="float" office:value="19.125" calcext:value-type="float">
            <text:p>19.12500</text:p>
          </table:table-cell>
          <table:table-cell table:formula="of:=0.083 *[.$D6]" office:value-type="float" office:value="124.5" calcext:value-type="float">
            <text:p>124.50000</text:p>
          </table:table-cell>
          <table:table-cell table:formula="of:=0.015 *[.$D6]" office:value-type="float" office:value="22.5" calcext:value-type="float">
            <text:p>22.50000</text:p>
          </table:table-cell>
          <table:table-cell table:number-columns-repeated="1002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7]+[.T7]+[.U7]+[.V7]" office:value-type="float" office:value="963.69375" calcext:value-type="float">
            <text:p>963.69375</text:p>
          </table:table-cell>
          <table:table-cell table:number-columns-repeated="4"/>
          <table:table-cell table:formula="of:=0.7547*450+(((850/(850-450))-(450/(850-450)*0.7547))*([.D7]-450))" office:value-type="float" office:value="6145.244375" calcext:value-type="float">
            <text:p>6145.24438</text:p>
          </table:table-cell>
          <table:table-cell table:formula="of:=0.093 *[.$D7]" office:value-type="float" office:value="465" calcext:value-type="float">
            <text:p>465.00000</text:p>
          </table:table-cell>
          <table:table-cell table:formula="of:=(0.01275 + (0.0025*([.H7]=0)*([.F7]&gt;=23))) *4425" office:value-type="float" office:value="56.41875" calcext:value-type="float">
            <text:p>56.41875</text:p>
          </table:table-cell>
          <table:table-cell table:formula="of:=0.083 *4425" office:value-type="float" office:value="367.275" calcext:value-type="float">
            <text:p>367.27500</text:p>
          </table:table-cell>
          <table:table-cell table:formula="of:=0.015 *[.$D7]" office:value-type="float" office:value="75" calcext:value-type="float">
            <text:p>75.00000</text:p>
          </table:table-cell>
          <table:table-cell table:number-columns-repeated="1002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8]+[.T8]+[.U8]+[.V8]" office:value-type="float" office:value="0" calcext:value-type="float">
            <text:p>0.00000</text:p>
          </table:table-cell>
          <table:table-cell table:number-columns-repeated="4"/>
          <table:table-cell table:formula="of:=0.7585*450+(((800/(800-450))-(450/(800-450)*0.7585))*([.D8]-450))" office:value-type="float" office:value="144.75" calcext:value-type="float">
            <text:p>144.75000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9]+[.T9]+[.U9]+[.V9]" office:value-type="float" office:value="102.24735" calcext:value-type="float">
            <text:p>102.24735</text:p>
          </table:table-cell>
          <table:table-cell table:number-columns-repeated="4"/>
          <table:table-cell table:formula="of:=0.7585*400+(((800/(800-400))-(400/(800-400)*0.7585))*([.D9]-400))" office:value-type="float" office:value="551.7" calcext:value-type="float">
            <text:p>551.70000</text:p>
          </table:table-cell>
          <table:table-cell table:formula="of:=0.0995 * 2 *[.$R9] - (0.0995 *[.$D9])" office:value-type="float" office:value="50.0883" calcext:value-type="float">
            <text:p>50.08830</text:p>
          </table:table-cell>
          <table:table-cell table:formula="of:=0.00975*2*[.$R9]-(0.00975*[.$D9])+(0.0025*([.H9]=0)*([.F9]&gt;=23)*[.R9])" office:value-type="float" office:value="4.90815" calcext:value-type="float">
            <text:p>4.90815</text:p>
          </table:table-cell>
          <table:table-cell table:formula="of:=(0.079 + 0.07) *[.$R9] - (0.07 *[.$D9])" office:value-type="float" office:value="40.2033" calcext:value-type="float">
            <text:p>40.20330</text:p>
          </table:table-cell>
          <table:table-cell table:formula="of:=0.014 * 2 *[.$R9] - (0.014 *[.$D9])" office:value-type="float" office:value="7.0476" calcext:value-type="float">
            <text:p>7.04760</text:p>
          </table:table-cell>
          <table:table-cell table:number-columns-repeated="1002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0]+[.T10]+[.U10]+[.V10]" office:value-type="float" office:value="182.025" calcext:value-type="float">
            <text:p>182.02500</text:p>
          </table:table-cell>
          <table:table-cell table:number-columns-repeated="4"/>
          <table:table-cell table:formula="of:=0.7585*400+(((800/(800-400))-(400/(800-400)*0.7585))*([.D10]-400))" office:value-type="float" office:value="924.15" calcext:value-type="float">
            <text:p>924.15000</text:p>
          </table:table-cell>
          <table:table-cell table:formula="of:=0.0995 *[.$D10]" office:value-type="float" office:value="89.55" calcext:value-type="float">
            <text:p>89.55000</text:p>
          </table:table-cell>
          <table:table-cell table:formula="of:=(0.00975 + (0.0025*([.H10]=0)*([.F10]&gt;=23))) *[.D10]" office:value-type="float" office:value="8.775" calcext:value-type="float">
            <text:p>8.77500</text:p>
          </table:table-cell>
          <table:table-cell table:formula="of:=0.079 *[.$D10]" office:value-type="float" office:value="71.1" calcext:value-type="float">
            <text:p>71.10000</text:p>
          </table:table-cell>
          <table:table-cell table:formula="of:=0.014 *[.$D10]" office:value-type="float" office:value="12.6" calcext:value-type="float">
            <text:p>12.60000</text:p>
          </table:table-cell>
          <table:table-cell table:number-columns-repeated="1002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1]+[.T11]+[.U11]+[.V11]" office:value-type="float" office:value="242.7" calcext:value-type="float">
            <text:p>242.70000</text:p>
          </table:table-cell>
          <table:table-cell table:number-columns-repeated="4"/>
          <table:table-cell table:formula="of:=0.7585*400+(((800/(800-400))-(400/(800-400)*0.7585))*([.D11]-400))" office:value-type="float" office:value="1296.6" calcext:value-type="float">
            <text:p>1296.60000</text:p>
          </table:table-cell>
          <table:table-cell table:formula="of:=0.0995 *[.$D11]" office:value-type="float" office:value="119.4" calcext:value-type="float">
            <text:p>119.40000</text:p>
          </table:table-cell>
          <table:table-cell table:formula="of:=(0.00975 + (0.0025*([.H11]=1)*([.F11]&gt;=23))) *[.D11]" office:value-type="float" office:value="11.7" calcext:value-type="float">
            <text:p>11.70000</text:p>
          </table:table-cell>
          <table:table-cell table:formula="of:=0.079 *[.$D11]" office:value-type="float" office:value="94.8" calcext:value-type="float">
            <text:p>94.80000</text:p>
          </table:table-cell>
          <table:table-cell table:formula="of:=0.014 *[.$D11]" office:value-type="float" office:value="16.8" calcext:value-type="float">
            <text:p>16.80000</text:p>
          </table:table-cell>
          <table:table-cell table:number-columns-repeated="1002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2]+[.T12]+[.U12]+[.V12]" office:value-type="float" office:value="303.375" calcext:value-type="float">
            <text:p>303.37500</text:p>
          </table:table-cell>
          <table:table-cell table:number-columns-repeated="4"/>
          <table:table-cell table:formula="of:=0.7585*400+(((800/(800-400))-(400/(800-400)*0.7585))*([.D12]-400))" office:value-type="float" office:value="1669.05" calcext:value-type="float">
            <text:p>1669.05000</text:p>
          </table:table-cell>
          <table:table-cell table:formula="of:=0.0995 *[.$D12]" office:value-type="float" office:value="149.25" calcext:value-type="float">
            <text:p>149.25000</text:p>
          </table:table-cell>
          <table:table-cell table:formula="of:=(0.00975 + (0.0025*([.H12]=1)*([.F12]&gt;=23))) *[.D12]" office:value-type="float" office:value="14.625" calcext:value-type="float">
            <text:p>14.62500</text:p>
          </table:table-cell>
          <table:table-cell table:formula="of:=0.079 *[.$D12]" office:value-type="float" office:value="118.5" calcext:value-type="float">
            <text:p>118.50000</text:p>
          </table:table-cell>
          <table:table-cell table:formula="of:=0.014 *[.$D12]" office:value-type="float" office:value="21" calcext:value-type="float">
            <text:p>21.00000</text:p>
          </table:table-cell>
          <table:table-cell table:number-columns-repeated="1002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3]+[.T13]+[.U13]+[.V13]" office:value-type="float" office:value="957.0625" calcext:value-type="float">
            <text:p>957.06250</text:p>
          </table:table-cell>
          <table:table-cell table:number-columns-repeated="4"/>
          <table:table-cell table:formula="of:=0.7585*400+(((800/(800-400))-(400/(800-400)*0.7585))*([.D13]-400))" office:value-type="float" office:value="9738.8" calcext:value-type="float">
            <text:p>9738.80000</text:p>
          </table:table-cell>
          <table:table-cell table:formula="of:=0.0995 *5500" office:value-type="float" office:value="547.25" calcext:value-type="float">
            <text:p>547.25000</text:p>
          </table:table-cell>
          <table:table-cell table:formula="of:=(0.00975 + (0.0025*([.H13]=1)*([.F13]&gt;=23))) *3750" office:value-type="float" office:value="36.5625" calcext:value-type="float">
            <text:p>36.56250</text:p>
          </table:table-cell>
          <table:table-cell table:formula="of:=0.079 *3750" office:value-type="float" office:value="296.25" calcext:value-type="float">
            <text:p>296.25000</text:p>
          </table:table-cell>
          <table:table-cell table:formula="of:=0.014 *5500" office:value-type="float" office:value="77" calcext:value-type="float">
            <text:p>77.00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2" calcext:value-type="float">
            <text:p>2002</text:p>
          </table:table-cell>
          <table:table-cell table:formula="of:=[.S14]+[.T14]+[.U14]+[.V14]" office:value-type="float" office:value="144.55" calcext:value-type="float">
            <text:p>144.55000</text:p>
          </table:table-cell>
          <table:table-cell table:number-columns-repeated="4"/>
          <table:table-cell table:formula="of:=0.7585*400+(((800/(800-400))-(400/(800-400)*0.7585))*([.D14]-400))" office:value-type="float" office:value="675.85" calcext:value-type="float">
            <text:p>675.85000</text:p>
          </table:table-cell>
          <table:table-cell table:formula="of:=0.0955 *[.$D14]" office:value-type="float" office:value="66.85" calcext:value-type="float">
            <text:p>66.85000</text:p>
          </table:table-cell>
          <table:table-cell table:formula="of:=(0.0085 + (0.0025*([.H14]=1)*([.F14]&gt;=23))) *[.D14]" office:value-type="float" office:value="5.95" calcext:value-type="float">
            <text:p>5.95000</text:p>
          </table:table-cell>
          <table:table-cell table:formula="of:=0.07 *[.$D14]" office:value-type="float" office:value="49" calcext:value-type="float">
            <text:p>49.00000</text:p>
          </table:table-cell>
          <table:table-cell table:formula="of:=0.0325 *[.$D14]" office:value-type="float" office:value="22.75" calcext:value-type="float">
            <text:p>22.75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formula="of:=[.S15]+[.T15]+[.U15]+[.V15]" office:value-type="float" office:value="433.374375" calcext:value-type="float">
            <text:p>433.37438</text:p>
          </table:table-cell>
          <table:table-cell table:number-columns-repeated="4"/>
          <table:table-cell table:formula="of:=0.7585*400+(((800/(800-400))-(400/(800-400)*0.7585))*([.D15]-400))" office:value-type="float" office:value="-193.2" calcext:value-type="float">
            <text:p>-193.20000</text:p>
          </table:table-cell>
          <table:table-cell office:value-type="float" office:value="0" calcext:value-type="float">
            <text:p>0.00000</text:p>
          </table:table-cell>
          <table:table-cell table:formula="of:=2*0.01525*MIN([.I15];0.75*3115)" office:value-type="float" office:value="71.255625" calcext:value-type="float">
            <text:p>71.25563</text:p>
          </table:table-cell>
          <table:table-cell table:formula="of:=(0.073 + 0.082)*MIN([.I15];0.75*3115)" office:value-type="float" office:value="362.11875" calcext:value-type="float">
            <text:p>362.11875</text:p>
          </table:table-cell>
          <table:table-cell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04T19:24:52.193289480</dc:date>
    <meta:editing-duration>PT56S</meta:editing-duration>
    <meta:editing-cycles>1</meta:editing-cycles>
    <meta:document-statistic meta:table-count="1" meta:cell-count="270" meta:object-count="0"/>
  </office:meta>
</office:document-meta>
</file>